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PolyglotPoco" table:style-name="ta1">
        <table:shapes>
          <draw:frame draw:z-index="0" draw:style-name="gr1" draw:text-style-name="P1" svg:width="24.709cm" svg:height="13.898cm" svg:x="0.119cm" svg:y="8.284cm">
            <draw:object draw:notify-on-update-of-ranges="DeepSpeechIvanPolyglotPoco.A2:DeepSpeechIvanPolyglotPoco.A18 DeepSpeechIvanPolyglotPoco.B1:DeepSpeechIvanPolyglotPoco.B1 DeepSpeechIvanPolyglotPoco.B2:DeepSpeechIvanPolyglotPoco.B18 DeepSpeechIvanPolyglotPoco.C1:DeepSpeechIvanPolyglotPoco.C1 DeepSpeechIvanPolyglotPoco.C2:DeepSpeechIvanPolyglotPoco.C18 DeepSpeechIvanPolyglotPoco.D1:DeepSpeechIvanPolyglotPoco.D1 DeepSpeechIvanPolyglotPoco.D2:DeepSpeechIvanPolyglotPoco.D18 DeepSpeechIvanPolyglotPoco.E1:DeepSpeechIvanPolyglotPoco.E1 DeepSpeechIvanPolyglotPoco.E2:DeepSpeechIvanPolyglotPoco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389cm" svg:height="10.906cm" svg:x="25.693cm" svg:y="0.157cm">
            <draw:object draw:notify-on-update-of-ranges="DeepSpeechIvanPolyglotPoco.A2:DeepSpeechIvanPolyglotPoco.A18 DeepSpeechIvanPolyglotPoco.D1:DeepSpeechIvanPolyglotPoco.D1 DeepSpeechIvanPolyglotPoco.D2:DeepSpeechIvanPolyglotPoco.D18 DeepSpeechIvanPolyglotPoco.G1:DeepSpeechIvanPolyglotPoco.G1 DeepSpeechIvanPolyglotPoco.G2:DeepSpeechIvanPolyglotPoco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744cm" svg:height="11.668cm" svg:x="25.64cm" svg:y="12.601cm">
            <draw:object draw:notify-on-update-of-ranges="DeepSpeechIvanPolyglotPoco.A2:DeepSpeechIvanPolyglotPoco.A18 DeepSpeechIvanPolyglotPoco.E1:DeepSpeechIvanPolyglotPoco.E1 DeepSpeechIvanPolyglotPoco.E2:DeepSpeechIvanPolyglotPoco.E18 DeepSpeechIvanPolyglotPoco.F1:DeepSpeechIvanPolyglotPoco.F1 DeepSpeechIvanPolyglotPoco.F2:DeepSpeechIvanPolyglotPoco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08552" calcext:value-type="float">
            <text:p>0,08552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90909090909" calcext:value-type="float">
            <text:p>0,159090909090909</text:p>
          </table:table-cell>
          <table:table-cell office:value-type="float" office:value="0.5" calcext:value-type="float">
            <text:p>0,5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3865" calcext:value-type="float">
            <text:p>0,3865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13286" calcext:value-type="float">
            <text:p>0,13286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33" calcext:value-type="float">
            <text:p>0,5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2222222222222" calcext:value-type="float">
            <text:p>0,0222222222222222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17591" calcext:value-type="float">
            <text:p>0,17591</text:p>
          </table:table-cell>
          <table:table-cell office:value-type="float" office:value="0.090909" calcext:value-type="float">
            <text:p>0,09090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667" calcext:value-type="float">
            <text:p>0,667</text:p>
          </table:table-cell>
          <table:table-cell office:value-type="float" office:value="0.761019" calcext:value-type="float">
            <text:p>0,761019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113636363636364" calcext:value-type="float">
            <text:p>0,113636363636364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39</text:p>
          </table:table-cell>
          <table:table-cell office:value-type="float" office:value="0.149699" calcext:value-type="float">
            <text:p>0,14969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26734" calcext:value-type="float">
            <text:p>0,26734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68" calcext:value-type="float">
            <text:p>0,66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" calcext:value-type="float">
            <text:p>0,462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office:value-type="float" office:value="0.462121212" calcext:value-type="float">
            <text:p>0,462121212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68</text:p>
          </table:table-cell>
          <table:table-cell office:value-type="float" office:value="0.1590909" calcext:value-type="float">
            <text:p>0,1590909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8457" calcext:value-type="float">
            <text:p>0,868457</text:p>
          </table:table-cell>
          <table:table-cell office:value-type="float" office:value="0.5359" calcext:value-type="float">
            <text:p>0,535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7" calcext:value-type="float">
            <text:p>0,7</text:p>
          </table:table-cell>
          <table:table-cell office:value-type="float" office:value="0.209302325581395" calcext:value-type="float">
            <text:p>0,209302325581395</text:p>
          </table:table-cell>
          <table:table-cell office:value-type="float" office:value="0.42857" calcext:value-type="float">
            <text:p>0,42857</text:p>
          </table:table-cell>
          <table:table-cell office:value-type="float" office:value="0.513577" calcext:value-type="float">
            <text:p>0,513577</text:p>
          </table:table-cell>
          <table:table-cell office:value-type="float" office:value="0.309629" calcext:value-type="float">
            <text:p>0,309629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555556" calcext:value-type="float">
            <text:p>0,8555556</text:p>
          </table:table-cell>
          <table:table-cell office:value-type="float" office:value="0.875573" calcext:value-type="float">
            <text:p>0,875573</text:p>
          </table:table-cell>
          <table:table-cell office:value-type="float" office:value="0.80645" calcext:value-type="float">
            <text:p>0,80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52:31.1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12:46.475000000</dc:date>
    <meta:editing-duration>PT45M32S</meta:editing-duration>
    <meta:editing-cycles>2</meta:editing-cycles>
    <meta:generator>LibreOffice/7.2.5.2$Windows_X86_64 LibreOffice_project/499f9727c189e6ef3471021d6132d4c694f357e5</meta:generator>
    <meta:document-statistic meta:table-count="1" meta:cell-count="12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1cm" svg:height="13.899cm" xlink:href=".." xlink:type="simple" chart:class="chart:bar" chart:style-name="ch1">
        <chart:title svg:x="9.086cm" svg:y="0.413cm" chart:style-name="ch2">
          <text:p>Mejores resultados según texto</text:p>
        </chart:title>
        <chart:subtitle svg:x="8.602cm" svg:y="1.495cm" chart:style-name="ch3">
          <text:p>Deepspeech, Modelo Polyglot, Scorer Poco</text:p>
        </chart:subtitle>
        <chart:legend chart:legend-position="end" svg:x="22.135cm" svg:y="5.891cm" style:legend-expansion="high" chart:style-name="ch4"/>
        <chart:plot-area chart:style-name="ch5" table:cell-range-address="DeepSpeechIvanPolyglotPoco.A1:DeepSpeechIvanPolyglotPoco.E18" chart:data-source-has-labels="both" svg:x="0.494cm" svg:y="2.429cm" svg:width="21.147cm" svg:height="10.222cm">
          <chart:coordinate-region svg:x="1.811cm" svg:y="2.429cm" svg:width="19.83cm" svg:height="7.719cm"/>
          <chart:axis chart:dimension="x" chart:name="primary-x" chart:style-name="ch6" chartooo:axis-type="auto">
            <chartooo:date-scale/>
            <chart:title svg:x="9.898cm" svg:y="12.928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Poco.B2:DeepSpeechIvanPolyglotPoco.B18" chart:label-cell-address="DeepSpeechIvanPolyglotPoco.B1:DeepSpeechIvanPolyglotPoco.B1" chart:class="chart:bar">
            <chart:data-point chart:repeated="17"/>
          </chart:series>
          <chart:series chart:style-name="ch11" chart:values-cell-range-address="DeepSpeechIvanPolyglotPoco.C2:DeepSpeechIvanPolyglotPoco.C18" chart:label-cell-address="DeepSpeechIvanPolyglotPoco.C1:DeepSpeechIvanPolyglotPoco.C1" chart:class="chart:bar">
            <chart:data-point chart:repeated="17"/>
          </chart:series>
          <chart:series chart:style-name="ch12" chart:values-cell-range-address="DeepSpeechIvanPolyglotPoco.D2:DeepSpeechIvanPolyglotPoco.D18" chart:label-cell-address="DeepSpeechIvanPolyglotPoco.D1:DeepSpeechIvanPolyglotPoco.D1" chart:class="chart:bar">
            <chart:data-point chart:repeated="17"/>
          </chart:series>
          <chart:series chart:style-name="ch13" chart:values-cell-range-address="DeepSpeechIvanPolyglotPoco.E2:DeepSpeechIvanPolyglotPoco.E18" chart:label-cell-address="DeepSpeechIvanPolyglotPoco.E1:DeepSpeechIvanPolyglotPoco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PolyglotPoco.B1:DeepSpeechIvanPolyglotPoco.B1</svg:desc>
                </draw:g>
              </table:table-cell>
              <table:table-cell office:value-type="string">
                <text:p>Mejor Beta</text:p>
                <draw:g>
                  <svg:desc>DeepSpeechIvanPolyglotPoco.C1:DeepSpeechIvanPolyglotPoco.C1</svg:desc>
                </draw:g>
              </table:table-cell>
              <table:table-cell office:value-type="string">
                <text:p>Mejor CER</text:p>
                <draw:g>
                  <svg:desc>DeepSpeechIvanPolyglotPoco.D1:DeepSpeechIvanPolyglotPoco.D1</svg:desc>
                </draw:g>
              </table:table-cell>
              <table:table-cell office:value-type="string">
                <text:p>Mejor WER</text:p>
                <draw:g>
                  <svg:desc>DeepSpeechIvanPolyglotPoco.E1:DeepSpeechIvanPolyglotPoc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1.6">
                <text:p>1.6</text:p>
                <draw:g>
                  <svg:desc>DeepSpeechIvanPolyglotPoco.B2:DeepSpeechIvanPolyglotPoco.B18</svg:desc>
                </draw:g>
              </table:table-cell>
              <table:table-cell office:value-type="float" office:value="0.7">
                <text:p>0.7</text:p>
                <draw:g>
                  <svg:desc>DeepSpeechIvanPolyglotPoco.C2:DeepSpeechIvanPolyglotPoco.C18</svg:desc>
                </draw:g>
              </table:table-cell>
              <table:table-cell office:value-type="float" office:value="0">
                <text:p>0</text:p>
                <draw:g>
                  <svg:desc>DeepSpeechIvanPolyglotPoco.D2:DeepSpeechIvanPolyglotPoco.D18</svg:desc>
                </draw:g>
              </table:table-cell>
              <table:table-cell office:value-type="float" office:value="0">
                <text:p>0</text:p>
                <draw:g>
                  <svg:desc>DeepSpeechIvanPolyglotPoco.E2:DeepSpeechIvanPolyglotPoco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7">
                <text:p>0.7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">
                <text:p>0.142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42857">
                <text:p>0.4285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555556">
                <text:p>0.8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9cm" svg:height="10.907cm" xlink:href=".." xlink:type="simple" chart:class="chart:bar" chart:style-name="ch1">
        <chart:title svg:x="6.236cm" svg:y="0.354cm" chart:style-name="ch2">
          <text:p>Estadísticas de CER según texto</text:p>
        </chart:title>
        <chart:subtitle svg:x="5.942cm" svg:y="1.377cm" chart:style-name="ch3">
          <text:p>Deepspeech, Modelo Polyglot, Scorer Poco</text:p>
        </chart:subtitle>
        <chart:legend chart:legend-position="end" svg:x="16.836cm" svg:y="4.899cm" style:legend-expansion="high" chart:style-name="ch4"/>
        <chart:plot-area chart:style-name="ch5" table:cell-range-address="DeepSpeechIvanPolyglotPoco.A2:DeepSpeechIvanPolyglotPoco.A18 DeepSpeechIvanPolyglotPoco.D1:DeepSpeechIvanPolyglotPoco.D18 DeepSpeechIvanPolyglotPoco.G1:DeepSpeechIvanPolyglotPoco.G18" chart:data-source-has-labels="both" svg:x="0.387cm" svg:y="2.252cm" svg:width="16.062cm" svg:height="7.466cm">
          <chart:coordinate-region svg:x="1.855cm" svg:y="2.252cm" svg:width="14.594cm" svg:height="4.963cm"/>
          <chart:axis chart:dimension="x" chart:name="primary-x" chart:style-name="ch6" chartooo:axis-type="auto">
            <chartooo:date-scale/>
            <chart:title svg:x="7.271cm" svg:y="9.936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Poco.D2:DeepSpeechIvanPolyglotPoco.D18" chart:label-cell-address="DeepSpeechIvanPolyglotPoco.D1:DeepSpeechIvanPolyglotPoco.D1" chart:class="chart:bar">
            <chart:data-point chart:repeated="17"/>
          </chart:series>
          <chart:series chart:style-name="ch11" chart:values-cell-range-address="DeepSpeechIvanPolyglotPoco.G2:DeepSpeechIvanPolyglotPoco.G18" chart:label-cell-address="DeepSpeechIvanPolyglotPoco.G1:DeepSpeechIvanPolyglotPoco.G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PolyglotPoco.D1:DeepSpeechIvanPolyglotPoco.D1</svg:desc>
                </draw:g>
              </table:table-cell>
              <table:table-cell office:value-type="string">
                <text:p>CER medio</text:p>
                <draw:g>
                  <svg:desc>DeepSpeechIvanPolyglotPoco.G1:DeepSpeechIvanPolyglotPoc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0">
                <text:p>0</text:p>
                <draw:g>
                  <svg:desc>DeepSpeechIvanPolyglotPoco.D2:DeepSpeechIvanPolyglotPoco.D18</svg:desc>
                </draw:g>
              </table:table-cell>
              <table:table-cell office:value-type="float" office:value="0.08552">
                <text:p>0.08552</text:p>
                <draw:g>
                  <svg:desc>DeepSpeechIvanPolyglotPoco.G2:DeepSpeechIvanPolyglotPoco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3286">
                <text:p>0.13286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9699">
                <text:p>0.14969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26734">
                <text:p>0.26734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">
                <text:p>0.4628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2121212">
                <text:p>0.462121212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590909">
                <text:p>0.159090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59">
                <text:p>0.535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309629">
                <text:p>0.3096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0645">
                <text:p>0.80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45cm" svg:height="11.669cm" xlink:href=".." xlink:type="simple" chart:class="chart:bar" chart:style-name="ch1">
        <chart:title svg:x="6.86cm" svg:y="0.369cm" chart:style-name="ch2">
          <text:p>Estadísticas de WER según texto</text:p>
        </chart:title>
        <chart:subtitle svg:x="6.619cm" svg:y="1.407cm" chart:style-name="ch3">
          <text:p>Deepspeech, Modelo Polyglot, Scorer Poco</text:p>
        </chart:subtitle>
        <chart:legend chart:legend-position="end" svg:x="18.106cm" svg:y="5.28cm" style:legend-expansion="high" chart:style-name="ch4"/>
        <chart:plot-area chart:style-name="ch5" table:cell-range-address="DeepSpeechIvanPolyglotPoco.A2:DeepSpeechIvanPolyglotPoco.A18 DeepSpeechIvanPolyglotPoco.E1:DeepSpeechIvanPolyglotPoco.F18" chart:data-source-has-labels="both" svg:x="0.414cm" svg:y="2.297cm" svg:width="17.278cm" svg:height="8.168cm">
          <chart:coordinate-region svg:x="1.846cm" svg:y="2.297cm" svg:width="15.846cm" svg:height="5.665cm"/>
          <chart:axis chart:dimension="x" chart:name="primary-x" chart:style-name="ch6" chartooo:axis-type="auto">
            <chartooo:date-scale/>
            <chart:title svg:x="7.906cm" svg:y="10.698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Poco.E2:DeepSpeechIvanPolyglotPoco.E18" chart:label-cell-address="DeepSpeechIvanPolyglotPoco.E1:DeepSpeechIvanPolyglotPoco.E1" chart:class="chart:bar">
            <chart:data-point chart:repeated="17"/>
          </chart:series>
          <chart:series chart:style-name="ch11" chart:values-cell-range-address="DeepSpeechIvanPolyglotPoco.F2:DeepSpeechIvanPolyglotPoco.F18" chart:label-cell-address="DeepSpeechIvanPolyglotPoco.F1:DeepSpeechIvanPolyglotPoco.F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PolyglotPoco.E1:DeepSpeechIvanPolyglotPoco.E1</svg:desc>
                </draw:g>
              </table:table-cell>
              <table:table-cell office:value-type="string">
                <text:p>WER medio</text:p>
                <draw:g>
                  <svg:desc>DeepSpeechIvanPolyglotPoco.F1:DeepSpeechIvanPolyglotPoc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0">
                <text:p>0</text:p>
                <draw:g>
                  <svg:desc>DeepSpeechIvanPolyglotPoco.E2:DeepSpeechIvanPolyglotPoco.E18</svg:desc>
                </draw:g>
              </table:table-cell>
              <table:table-cell office:value-type="float" office:value="0.169">
                <text:p>0.169</text:p>
                <draw:g>
                  <svg:desc>DeepSpeechIvanPolyglotPoco.F2:DeepSpeechIvanPolyglotPoco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5">
                <text:p>0.5</text:p>
              </table:table-cell>
              <table:table-cell office:value-type="float" office:value="0.7118">
                <text:p>0.711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7591">
                <text:p>0.1759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667">
                <text:p>0.667</text:p>
              </table:table-cell>
              <table:table-cell office:value-type="float" office:value="0.761019">
                <text:p>0.76101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82">
                <text:p>0.1482</text:p>
              </table:table-cell>
              <table:table-cell office:value-type="float" office:value="0.369539">
                <text:p>0.36953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31168">
                <text:p>0.3116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8457">
                <text:p>0.86845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513577">
                <text:p>0.51357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6">
                <text:p>0.8555556</text:p>
              </table:table-cell>
              <table:table-cell office:value-type="float" office:value="0.875573">
                <text:p>0.875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